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0.0 <text:s text:c="4"/>Table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string" calcext:value-type="string">
            <text:p>unclear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0.2 <text:s text:c="4"/>T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nclear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0.4 <text:s text:c="4"/>Table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string" calcext:value-type="string">
            <text:p>unclear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0.6 <text:s text:c="4"/>Table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Door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0.8 <text:s text:c="4"/>Table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string" calcext:value-type="string">
            <text:p>Chai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rigerator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1.0 <text:s text:c="4"/>Tabl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Toolbox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1.2 <text:s text:c="4"/>Tabl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oolbox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1.4 <text:s text:c="4"/>Table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string" calcext:value-type="string">
            <text:p>Toolbox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1.6 <text:s text:c="4"/>Table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Toolbox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1.8 <text:s text:c="4"/>Table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string" calcext:value-type="string">
            <text:p>Toolbo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Toolbox</text:p>
          </table:table-cell>
          <table:table-cell/>
          <table:table-cell office:value-type="string" calcext:value-type="string">
            <text:p>2.0 <text:s text:c="4"/>Tabl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Door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2.2 <text:s text:c="4"/>Door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Door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2.4 <text:s text:c="4"/>Door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Doo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2.6 <text:s text:c="4"/>Door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2.8 <text:s text:c="4"/>Table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Tabl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Refrigerator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3.0 <text:s text:c="4"/>Refrigerator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3.2 <text:s text:c="4"/>Tabl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3.4 <text:s text:c="4"/>Table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3.6 <text:s text:c="4"/>Chair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3.8 <text:s text:c="4"/>Chair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4.0 <text:s text:c="4"/>Chair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4.2 <text:s text:c="4"/>Chai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4.4 <text:s text:c="4"/>Chai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4.6 <text:s text:c="4"/>Chair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Ch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4.8 <text:s text:c="4"/>Ch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5.0 <text:s text:c="4"/>Chair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5.2 <text:s text:c="4"/>Chai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air1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Chair1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5.4 <text:s text:c="4"/>Chair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hair2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Refrigerator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5.6 <text:s text:c="4"/>Refrigerator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Chair2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5.8 <text:s text:c="4"/>Chair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string" calcext:value-type="string">
            <text:p>Chair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6.0 <text:s text:c="4"/>Chair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Chair2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6.2 <text:s text:c="4"/>Chair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air2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6.4 <text:s text:c="4"/>Chair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Chair2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6.6 <text:s text:c="4"/>Box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Wall</text:p>
          </table:table-cell>
          <table:table-cell table:number-columns-repeated="2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unclear</text:p>
          </table:table-cell>
          <table:table-cell/>
          <table:table-cell office:value-type="string" calcext:value-type="string">
            <text:p>6.8 <text:s text:c="4"/>Table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unclear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7.0 <text:s text:c="4"/>Table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string" calcext:value-type="string">
            <text:p>Chair2</text:p>
          </table:table-cell>
          <table:table-cell table:number-columns-repeated="2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Tray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7.2 <text:s text:c="4"/>Tra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air2</text:p>
          </table:table-cell>
          <table:table-cell table:number-columns-repeated="2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Table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7.4 <text:s text:c="4"/>Table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string" calcext:value-type="string">
            <text:p>Chair2</text:p>
          </table:table-cell>
          <table:table-cell table:number-columns-repeated="2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Tra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7.6 <text:s text:c="4"/>Tray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string" calcext:value-type="string">
            <text:p>Chair2</text:p>
          </table:table-cell>
          <table:table-cell table:number-columns-repeated="2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Package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string" calcext:value-type="string">
            <text:p>Chair2</text:p>
          </table:table-cell>
          <table:table-cell/>
          <table:table-cell office:value-type="string" calcext:value-type="string">
            <text:p>7.8 <text:s text:c="4"/>Package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string" calcext:value-type="string">
            <text:p>Chair3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8.0 <text:s text:c="4"/>Project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string" calcext:value-type="string">
            <text:p>Chair3</text:p>
          </table:table-cell>
          <table:table-cell table:number-columns-repeated="2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Laptop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8.2 <text:s text:c="4"/>Lapto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air3</text:p>
          </table:table-cell>
          <table:table-cell table:number-columns-repeated="2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8.4 <text:s text:c="4"/>Project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string" calcext:value-type="string">
            <text:p>Chair3</text:p>
          </table:table-cell>
          <table:table-cell table:number-columns-repeated="2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Packag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8.6 <text:s text:c="4"/>Package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string" calcext:value-type="string">
            <text:p>Chair3</text:p>
          </table:table-cell>
          <table:table-cell table:number-columns-repeated="2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Box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8.8 <text:s text:c="4"/>Box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string" calcext:value-type="string">
            <text:p>Chair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string" calcext:value-type="string">
            <text:p>Chair3</text:p>
          </table:table-cell>
          <table:table-cell/>
          <table:table-cell office:value-type="string" calcext:value-type="string">
            <text:p>9.0 <text:s text:c="4"/>Project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string" calcext:value-type="string">
            <text:p>unclear</text:p>
          </table:table-cell>
          <table:table-cell table:number-columns-repeated="2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9.2 <text:s text:c="4"/>Project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air5</text:p>
          </table:table-cell>
          <table:table-cell table:number-columns-repeated="2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string" calcext:value-type="string">
            <text:p>Chair5</text:p>
          </table:table-cell>
          <table:table-cell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string" calcext:value-type="string">
            <text:p>Chair5</text:p>
          </table:table-cell>
          <table:table-cell/>
          <table:table-cell office:value-type="string" calcext:value-type="string">
            <text:p>9.4 <text:s text:c="4"/>Chair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table:number-columns-repeated="3"/>
        </table:table-row>
        <table:table-row table:style-name="ro1">
          <table:table-cell office:value-type="float" office:value="28.8" calcext:value-type="float">
            <text:p>28.8</text:p>
          </table:table-cell>
          <table:table-cell table:number-columns-repeated="2"/>
          <table:table-cell office:value-type="string" calcext:value-type="string">
            <text:p>Refrigerator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9.6 <text:s text:c="4"/>Refrigerator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table:number-columns-repeated="3"/>
        </table:table-row>
        <table:table-row table:style-name="ro1">
          <table:table-cell office:value-type="float" office:value="29.4" calcext:value-type="float">
            <text:p>29.4</text:p>
          </table:table-cell>
          <table:table-cell table:number-columns-repeated="2"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table:number-columns-repeated="2"/>
          <table:table-cell office:value-type="string" calcext:value-type="string">
            <text:p>9.8 <text:s text:c="4"/>Chair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table:number-columns-repeated="2"/>
          <table:table-cell office:value-type="string" calcext:value-type="string">
            <text:p>10.0 <text:s text:c="3"/>Project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table:number-columns-repeated="3"/>
        </table:table-row>
        <table:table-row table:style-name="ro1">
          <table:table-cell office:value-type="float" office:value="30.6" calcext:value-type="float">
            <text:p>30.6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table:number-columns-repeated="2"/>
          <table:table-cell office:value-type="string" calcext:value-type="string">
            <text:p>10.2 <text:s text:c="3"/>Project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1.2" calcext:value-type="float">
            <text:p>31.2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table:number-columns-repeated="2"/>
          <table:table-cell office:value-type="string" calcext:value-type="string">
            <text:p>10.4 <text:s text:c="3"/>Project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table:number-columns-repeated="3"/>
        </table:table-row>
        <table:table-row table:style-name="ro1">
          <table:table-cell office:value-type="float" office:value="31.8" calcext:value-type="float">
            <text:p>31.8</text:p>
          </table:table-cell>
          <table:table-cell table:number-columns-repeated="2"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0.6 <text:s text:c="3"/>Chair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table:number-columns-repeated="3"/>
        </table:table-row>
        <table:table-row table:style-name="ro1">
          <table:table-cell office:value-type="float" office:value="32.4" calcext:value-type="float">
            <text:p>32.4</text:p>
          </table:table-cell>
          <table:table-cell table:number-columns-repeated="2"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table:number-columns-repeated="2"/>
          <table:table-cell office:value-type="string" calcext:value-type="string">
            <text:p>10.8 <text:s text:c="3"/>Chair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table:number-columns-repeated="2"/>
          <table:table-cell office:value-type="string" calcext:value-type="string">
            <text:p>11.0 <text:s text:c="3"/>Chair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table:number-columns-repeated="3"/>
        </table:table-row>
        <table:table-row table:style-name="ro1">
          <table:table-cell office:value-type="float" office:value="33.6" calcext:value-type="float">
            <text:p>33.6</text:p>
          </table:table-cell>
          <table:table-cell table:number-columns-repeated="2"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table:number-columns-repeated="2"/>
          <table:table-cell office:value-type="string" calcext:value-type="string">
            <text:p>11.2 <text:s text:c="3"/>Chai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4.2" calcext:value-type="float">
            <text:p>34.2</text:p>
          </table:table-cell>
          <table:table-cell table:number-columns-repeated="2"/>
          <table:table-cell office:value-type="string" calcext:value-type="string">
            <text:p>Refrigerator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table:number-columns-repeated="2"/>
          <table:table-cell office:value-type="string" calcext:value-type="string">
            <text:p>11.4 <text:s text:c="3"/>Refrigerator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table:number-columns-repeated="3"/>
        </table:table-row>
        <table:table-row table:style-name="ro1">
          <table:table-cell office:value-type="float" office:value="34.8" calcext:value-type="float">
            <text:p>34.8</text:p>
          </table:table-cell>
          <table:table-cell table:number-columns-repeated="2"/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11.6 <text:s text:c="3"/>Chair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table:number-columns-repeated="3"/>
        </table:table-row>
        <table:table-row table:style-name="ro1">
          <table:table-cell office:value-type="float" office:value="35.4" calcext:value-type="float">
            <text:p>35.4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table:number-columns-repeated="2"/>
          <table:table-cell office:value-type="string" calcext:value-type="string">
            <text:p>11.8 <text:s text:c="3"/>Project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table:number-columns-repeated="2"/>
          <table:table-cell office:value-type="string" calcext:value-type="string">
            <text:p>12.0 <text:s text:c="3"/>Project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table:number-columns-repeated="3"/>
        </table:table-row>
        <table:table-row table:style-name="ro1">
          <table:table-cell office:value-type="float" office:value="36.6" calcext:value-type="float">
            <text:p>36.6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table:number-columns-repeated="2"/>
          <table:table-cell office:value-type="string" calcext:value-type="string">
            <text:p>12.2 <text:s text:c="3"/>Projec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7.2" calcext:value-type="float">
            <text:p>37.2</text:p>
          </table:table-cell>
          <table:table-cell table:number-columns-repeated="2"/>
          <table:table-cell office:value-type="string" calcext:value-type="string">
            <text:p>Refrigerator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table:number-columns-repeated="2"/>
          <table:table-cell office:value-type="string" calcext:value-type="string">
            <text:p>12.4 <text:s text:c="3"/>Refrigerator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table:number-columns-repeated="3"/>
        </table:table-row>
        <table:table-row table:style-name="ro1">
          <table:table-cell office:value-type="float" office:value="37.8" calcext:value-type="float">
            <text:p>37.8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12.6 <text:s text:c="3"/>Project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table:number-columns-repeated="3"/>
        </table:table-row>
        <table:table-row table:style-name="ro1">
          <table:table-cell office:value-type="float" office:value="38.4" calcext:value-type="float">
            <text:p>38.4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table:number-columns-repeated="2"/>
          <table:table-cell office:value-type="string" calcext:value-type="string">
            <text:p>12.8 <text:s text:c="3"/>Project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Door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table:number-columns-repeated="2"/>
          <table:table-cell office:value-type="string" calcext:value-type="string">
            <text:p>13.0 <text:s text:c="3"/>Door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table:number-columns-repeated="3"/>
        </table:table-row>
        <table:table-row table:style-name="ro1">
          <table:table-cell office:value-type="float" office:value="39.6" calcext:value-type="float">
            <text:p>39.6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table:number-columns-repeated="2"/>
          <table:table-cell office:value-type="string" calcext:value-type="string">
            <text:p>13.2 <text:s text:c="3"/>Projec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.2" calcext:value-type="float">
            <text:p>40.2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table:number-columns-repeated="2"/>
          <table:table-cell office:value-type="string" calcext:value-type="string">
            <text:p>13.4 <text:s text:c="3"/>Project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table:number-columns-repeated="3"/>
        </table:table-row>
        <table:table-row table:style-name="ro1">
          <table:table-cell office:value-type="float" office:value="40.8" calcext:value-type="float">
            <text:p>40.8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13.6 <text:s text:c="3"/>Project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table:number-columns-repeated="3"/>
        </table:table-row>
        <table:table-row table:style-name="ro1">
          <table:table-cell office:value-type="float" office:value="41.4" calcext:value-type="float">
            <text:p>41.4</text:p>
          </table:table-cell>
          <table:table-cell table:number-columns-repeated="2"/>
          <table:table-cell office:value-type="string" calcext:value-type="string">
            <text:p>Project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table:number-columns-repeated="2"/>
          <table:table-cell office:value-type="string" calcext:value-type="string">
            <text:p>13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.2 <text:s text:c="3"/>C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.0 <text:s text:c="3"/>C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.0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.4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.6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8.8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.0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.2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.4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.6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9.8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.0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.8 <text:s text:c="3"/>Do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.0 <text:s text:c="3"/>Do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1.8 <text:s text:c="3"/>Do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3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4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.4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.6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5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efrigerat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.0 <text:s text:c="3"/>Refrigerat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6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.8 <text:s text:c="3"/>Do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.2 <text:s text:c="3"/>Sui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.4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.6 <text:s text:c="3"/>Do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oo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8.8 <text:s text:c="3"/>Doo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.4 <text:s text:c="3"/>Sui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9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.0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.8 <text:s text:c="3"/>Sui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.0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.2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2.8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.0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.2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.8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.0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.2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.4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.6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.8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.0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.2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.4 <text:s text:c="3"/>B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.6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5.8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.0 <text:s text:c="3"/>B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.2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.4 <text:s text:c="3"/>B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.6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6.8 <text:s text:c="3"/>Ca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0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2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4 <text:s text:c="3"/>Sui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6 <text:s text:c="3"/>Sui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7.8 <text:s text:c="3"/>C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.0 <text:s text:c="3"/>Ca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.2 <text:s text:c="3"/>Sui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.4 <text:s text:c="3"/>C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.6 <text:s text:c="3"/>C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8.8 <text:s text:c="3"/>Ch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.0 <text:s text:c="3"/>Chai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.2 <text:s text:c="3"/>B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.4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.6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9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.0 <text:s text:c="3"/>Ta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Sui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.2 <text:s text:c="3"/>Sui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.4 <text:s text:c="3"/>Ta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x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.6 <text:s text:c="3"/>Bo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0.8 <text:s text:c="3"/>Projec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.0 <text:s text:c="3"/>Cas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.2 <text:s text:c="3"/>Ta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.4 <text:s text:c="3"/>Ta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.6 <text:s text:c="3"/>Ta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rojec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1.8 <text:s text:c="3"/>Pro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6T02:18:10.466145323</meta:creation-date>
    <dc:date>2025-05-16T05:29:52.532845730</dc:date>
    <meta:editing-duration>PT2H53M9S</meta:editing-duration>
    <meta:editing-cycles>1</meta:editing-cycles>
    <meta:document-statistic meta:table-count="1" meta:cell-count="772" meta:object-count="0"/>
    <meta:generator>LibreOffice/7.3.7.2$Linux_X86_64 LibreOffice_project/30$Build-2</meta:generator>
  </office:meta>
</office:document-meta>
</file>